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34861111111111cm" style:use-optimal-column-width="true"/>
    </style:style>
    <style:style style:name="co2" style:family="table-column">
      <style:table-column-properties fo:break-before="auto" style:column-width="1.25236111111111cm" style:use-optimal-column-width="true"/>
    </style:style>
    <style:style style:name="co3" style:family="table-column">
      <style:table-column-properties fo:break-before="auto" style:column-width="11.6240277777778cm" style:use-optimal-column-width="true"/>
    </style:style>
    <style:style style:name="co4" style:family="table-column">
      <style:table-column-properties fo:break-before="auto" style:column-width="6.84388888888889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1.92263888888889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1.76388888888889cm" style:use-optimal-column-width="true"/>
    </style:style>
    <style:style style:name="co10" style:family="table-column">
      <style:table-column-properties fo:break-before="auto" style:column-width="1.88736111111111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89277777777778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2.99861111111111cm" style:use-optimal-column-width="true"/>
    </style:style>
    <style:style style:name="co15" style:family="table-column">
      <style:table-column-properties fo:break-before="auto" style:column-width="3.65125cm" style:use-optimal-column-width="true"/>
    </style:style>
    <style:style style:name="co16" style:family="table-column">
      <style:table-column-properties fo:break-before="auto" style:column-width="2.96333333333333cm" style:use-optimal-column-width="true"/>
    </style:style>
    <style:style style:name="co17" style:family="table-column">
      <style:table-column-properties fo:break-before="auto" style:column-width="2.83986111111111cm" style:use-optimal-column-width="true"/>
    </style:style>
    <style:style style:name="co18" style:family="table-column">
      <style:table-column-properties fo:break-before="auto" style:column-width="2.2225cm" style:use-optimal-column-width="true"/>
    </style:style>
    <style:style style:name="co19" style:family="table-column">
      <style:table-column-properties fo:break-before="auto" style:column-width="2.08138888888889cm" style:use-optimal-column-width="true"/>
    </style:style>
    <style:style style:name="co20" style:family="table-column">
      <style:table-column-properties fo:break-before="auto" style:column-width="3.03388888888889cm" style:use-optimal-column-width="true"/>
    </style:style>
    <style:style style:name="co21" style:family="table-column">
      <style:table-column-properties fo:break-before="auto" style:column-width="1.69333333333333cm" style:use-optimal-column-width="true"/>
    </style:style>
    <style:style style:name="co22" style:family="table-column">
      <style:table-column-properties fo:break-before="auto" style:column-width="2.31069444444444cm" style:use-optimal-column-width="true"/>
    </style:style>
    <style:style style:name="co23" style:family="table-column">
      <style:table-column-properties fo:break-before="auto" style:column-width="3.08680555555556cm" style:use-optimal-column-width="true"/>
    </style:style>
    <style:style style:name="co24" style:family="table-column">
      <style:table-column-properties fo:break-before="auto" style:column-width="2.29305555555556cm" style:use-optimal-column-width="true"/>
    </style:style>
    <style:style style:name="co25" style:family="table-column">
      <style:table-column-properties fo:break-before="auto" style:column-width="1.39347222222222cm"/>
    </style:style>
    <style:style style:name="ro1" style:family="table-row">
      <style:table-row-properties style:row-height="72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il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6" table:default-cell-style-name="ce1"/>
        <table:table-column table:style-name="co13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24" table:default-cell-style-name="ce1"/>
        <table:table-column table:style-name="co25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09" table:style-name="ce4">
            <text:p>309</text:p>
          </table:table-cell>
          <table:table-cell office:value-type="float" office:value="295.23147000000006" table:style-name="ce4">
            <text:p>295</text:p>
          </table:table-cell>
          <table:table-cell office:value-type="float" office:value="797" table:style-name="ce4">
            <text:p>797</text:p>
          </table:table-cell>
          <table:table-cell office:value-type="float" office:value="774.20292000000006" table:style-name="ce4">
            <text:p>774</text:p>
          </table:table-cell>
          <table:table-cell office:value-type="float" office:value="3221" table:style-name="ce4">
            <text:p>3,221</text:p>
          </table:table-cell>
          <table:table-cell office:value-type="float" office:value="3147.6214799999984" table:style-name="ce4">
            <text:p>3,148</text:p>
          </table:table-cell>
          <table:table-cell office:value-type="float" office:value="1743" table:style-name="ce4">
            <text:p>1,743</text:p>
          </table:table-cell>
          <table:table-cell office:value-type="float" office:value="1700.2029399999999" table:style-name="ce4">
            <text:p>1,700</text:p>
          </table:table-cell>
          <table:table-cell office:value-type="float" office:value="159" table:style-name="ce4">
            <text:p>159</text:p>
          </table:table-cell>
          <table:table-cell office:value-type="float" office:value="153.64819999999997" table:style-name="ce4">
            <text:p>154</text:p>
          </table:table-cell>
          <table:table-cell office:value-type="float" office:value="23" table:style-name="ce4">
            <text:p>23</text:p>
          </table:table-cell>
          <table:table-cell office:value-type="float" office:value="23" table:style-name="ce4">
            <text:p>23</text:p>
          </table:table-cell>
          <table:table-cell office:value-type="float" office:value="6252" table:style-name="ce4">
            <text:p>6,252</text:p>
          </table:table-cell>
          <table:table-cell office:value-type="float" office:value="6093.9070099999981" table:style-name="ce4">
            <text:p>6,094</text:p>
          </table:table-cell>
          <table:table-cell office:value-type="float" office:value="71" table:style-name="ce4">
            <text:p>71</text:p>
          </table:table-cell>
          <table:table-cell office:value-type="float" office:value="68.75" table:style-name="ce4">
            <text:p>69</text:p>
          </table:table-cell>
          <table:table-cell office:value-type="float" office:value="46" table:style-name="ce4">
            <text:p>46</text:p>
          </table:table-cell>
          <table:table-cell office:value-type="float" office:value="42.08" table:style-name="ce4">
            <text:p>42</text:p>
          </table:table-cell>
          <table:table-cell office:value-type="float" office:value="314" table:style-name="ce4">
            <text:p>314</text:p>
          </table:table-cell>
          <table:table-cell office:value-type="float" office:value="310.98" table:style-name="ce4">
            <text:p>311</text:p>
          </table:table-cell>
          <table:table-cell office:value-type="float" office:value="431" table:style-name="ce4">
            <text:p>431</text:p>
          </table:table-cell>
          <table:table-cell office:value-type="float" office:value="421.81" table:style-name="ce4">
            <text:p>422</text:p>
          </table:table-cell>
          <table:table-cell office:value-type="float" office:value="0" table:style-name="ce4">
            <text:p>0</text:p>
          </table:table-cell>
          <table:table-cell office:value-type="float" office:value="6683" table:style-name="ce4">
            <text:p>6,683</text:p>
          </table:table-cell>
          <table:table-cell office:value-type="float" office:value="6515.7170099999985" table:style-name="ce4">
            <text:p>6,516</text:p>
          </table:table-cell>
          <table:table-cell office:value-type="float" office:value="21130895.240000006" table:style-name="ce4">
            <text:p>21,130,895</text:p>
          </table:table-cell>
          <table:table-cell office:value-type="float" office:value="863677.30999999994" table:style-name="ce4">
            <text:p>863,677</text:p>
          </table:table-cell>
          <table:table-cell office:value-type="float" office:value="1154358.71" table:style-name="ce4">
            <text:p>1,154,359</text:p>
          </table:table-cell>
          <table:table-cell office:value-type="float" office:value="65262.139999999992" table:style-name="ce4">
            <text:p>65,262</text:p>
          </table:table-cell>
          <table:table-cell office:value-type="float" office:value="6353388.2300000004" table:style-name="ce4">
            <text:p>6,353,388</text:p>
          </table:table-cell>
          <table:table-cell office:value-type="float" office:value="3671396.4299999997" table:style-name="ce4">
            <text:p>3,671,396</text:p>
          </table:table-cell>
          <table:table-cell office:value-type="float" office:value="33238978.060000006" table:style-name="ce4">
            <text:p>33,238,978</text:p>
          </table:table-cell>
          <table:table-cell office:value-type="float" office:value="3045786.9499999997" table:style-name="ce4">
            <text:p>3,045,787</text:p>
          </table:table-cell>
          <table:table-cell office:value-type="float" office:value="538553.95999999985" table:style-name="ce4">
            <text:p>538,554</text:p>
          </table:table-cell>
          <table:table-cell office:value-type="float" office:value="3584340.9099999997" table:style-name="ce4">
            <text:p>3,584,341</text:p>
          </table:table-cell>
          <table:table-cell office:value-type="float" office:value="36823318.970000006" table:style-name="ce4">
            <text:p>36,823,31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3" table:style-name="ce4">
            <text:p>123</text:p>
          </table:table-cell>
          <table:table-cell office:value-type="float" office:value="110.86082" table:style-name="ce4">
            <text:p>111</text:p>
          </table:table-cell>
          <table:table-cell office:value-type="float" office:value="80" table:style-name="ce4">
            <text:p>80</text:p>
          </table:table-cell>
          <table:table-cell office:value-type="float" office:value="76.555689999999998" table:style-name="ce4">
            <text:p>77</text:p>
          </table:table-cell>
          <table:table-cell office:value-type="float" office:value="97" table:style-name="ce4">
            <text:p>97</text:p>
          </table:table-cell>
          <table:table-cell office:value-type="float" office:value="95.201349999999991" table:style-name="ce4">
            <text:p>95</text:p>
          </table:table-cell>
          <table:table-cell office:value-type="float" office:value="16" table:style-name="ce4">
            <text:p>16</text:p>
          </table:table-cell>
          <table:table-cell office:value-type="float" office:value="11.108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8" table:style-name="ce4">
            <text:p>318</text:p>
          </table:table-cell>
          <table:table-cell office:value-type="float" office:value="295.72595999999999" table:style-name="ce4">
            <text:p>2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8" table:style-name="ce4">
            <text:p>318</text:p>
          </table:table-cell>
          <table:table-cell office:value-type="float" office:value="295.72595999999999" table:style-name="ce4">
            <text:p>2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814" table:style-name="ce4">
            <text:p>9,814</text:p>
          </table:table-cell>
          <table:table-cell office:value-type="float" office:value="8608.6139400000848" table:style-name="ce4">
            <text:p>8,609</text:p>
          </table:table-cell>
          <table:table-cell office:value-type="float" office:value="2676" table:style-name="ce4">
            <text:p>2,676</text:p>
          </table:table-cell>
          <table:table-cell office:value-type="float" office:value="2533.3687599999971" table:style-name="ce4">
            <text:p>2,533</text:p>
          </table:table-cell>
          <table:table-cell office:value-type="float" office:value="2839" table:style-name="ce4">
            <text:p>2,839</text:p>
          </table:table-cell>
          <table:table-cell office:value-type="float" office:value="2686.7974999999947" table:style-name="ce4">
            <text:p>2,687</text:p>
          </table:table-cell>
          <table:table-cell office:value-type="float" office:value="725" table:style-name="ce4">
            <text:p>725</text:p>
          </table:table-cell>
          <table:table-cell office:value-type="float" office:value="706.80812000000003" table:style-name="ce4">
            <text:p>707</text:p>
          </table:table-cell>
          <table:table-cell office:value-type="float" office:value="75" table:style-name="ce4">
            <text:p>75</text:p>
          </table:table-cell>
          <table:table-cell office:value-type="float" office:value="74.18356" table:style-name="ce4">
            <text:p>74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6136" table:style-name="ce4">
            <text:p>16,136</text:p>
          </table:table-cell>
          <table:table-cell office:value-type="float" office:value="14616.771880000077" table:style-name="ce4">
            <text:p>14,617</text:p>
          </table:table-cell>
          <table:table-cell office:value-type="float" office:value="2194.81" table:style-name="ce4">
            <text:p>2,195</text:p>
          </table:table-cell>
          <table:table-cell office:value-type="float" office:value="2194.81" table:style-name="ce4">
            <text:p>2,195</text:p>
          </table:table-cell>
          <table:table-cell office:value-type="float" office:value="59.2" table:style-name="ce4">
            <text:p>59</text:p>
          </table:table-cell>
          <table:table-cell office:value-type="float" office:value="59.2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4.0099999999998" table:style-name="ce4">
            <text:p>2,254</text:p>
          </table:table-cell>
          <table:table-cell office:value-type="float" office:value="2254.0099999999998" table:style-name="ce4">
            <text:p>2,254</text:p>
          </table:table-cell>
          <table:table-cell office:value-type="float" office:value="0" table:style-name="ce4">
            <text:p>0</text:p>
          </table:table-cell>
          <table:table-cell office:value-type="float" office:value="18390.009999999998" table:style-name="ce4">
            <text:p>18,390</text:p>
          </table:table-cell>
          <table:table-cell office:value-type="float" office:value="16870.781880000075" table:style-name="ce4">
            <text:p>16,871</text:p>
          </table:table-cell>
          <table:table-cell office:value-type="float" office:value="33214771.640000004" table:style-name="ce4">
            <text:p>33,214,772</text:p>
          </table:table-cell>
          <table:table-cell office:value-type="float" office:value="538058.61" table:style-name="ce4">
            <text:p>538,059</text:p>
          </table:table-cell>
          <table:table-cell office:value-type="float" office:value="216262.26" table:style-name="ce4">
            <text:p>216,262</text:p>
          </table:table-cell>
          <table:table-cell office:value-type="float" office:value="500062.93" table:style-name="ce4">
            <text:p>500,063</text:p>
          </table:table-cell>
          <table:table-cell office:value-type="float" office:value="9060017.4900000002" table:style-name="ce4">
            <text:p>9,060,017</text:p>
          </table:table-cell>
          <table:table-cell office:value-type="float" office:value="3541864.0500000007" table:style-name="ce4">
            <text:p>3,541,864</text:p>
          </table:table-cell>
          <table:table-cell office:value-type="float" office:value="47071036.980000004" table:style-name="ce4">
            <text:p>47,071,037</text:p>
          </table:table-cell>
          <table:table-cell office:value-type="float" office:value="6456602.5999999996" table:style-name="ce4">
            <text:p>6,456,603</text:p>
          </table:table-cell>
          <table:table-cell office:value-type="float" office:value="-540" table:style-name="ce4">
            <text:p>-540</text:p>
          </table:table-cell>
          <table:table-cell office:value-type="float" office:value="6456062.5999999996" table:style-name="ce4">
            <text:p>6,456,063</text:p>
          </table:table-cell>
          <table:table-cell office:value-type="float" office:value="53527099.580000006" table:style-name="ce4">
            <text:p>53,527,1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6" table:style-name="ce4">
            <text:p>436</text:p>
          </table:table-cell>
          <table:table-cell office:value-type="float" office:value="396.93623999999994" table:style-name="ce4">
            <text:p>397</text:p>
          </table:table-cell>
          <table:table-cell office:value-type="float" office:value="332" table:style-name="ce4">
            <text:p>332</text:p>
          </table:table-cell>
          <table:table-cell office:value-type="float" office:value="308.51358999999997" table:style-name="ce4">
            <text:p>309</text:p>
          </table:table-cell>
          <table:table-cell office:value-type="float" office:value="300" table:style-name="ce4">
            <text:p>300</text:p>
          </table:table-cell>
          <table:table-cell office:value-type="float" office:value="288.51298000000008" table:style-name="ce4">
            <text:p>289</text:p>
          </table:table-cell>
          <table:table-cell office:value-type="float" office:value="89" table:style-name="ce4">
            <text:p>89</text:p>
          </table:table-cell>
          <table:table-cell office:value-type="float" office:value="87.754869999999997" table:style-name="ce4">
            <text:p>88</text:p>
          </table:table-cell>
          <table:table-cell office:value-type="float" office:value="10" table:style-name="ce4">
            <text:p>10</text:p>
          </table:table-cell>
          <table:table-cell office:value-type="float" office:value="9.31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7" table:style-name="ce4">
            <text:p>1,167</text:p>
          </table:table-cell>
          <table:table-cell office:value-type="float" office:value="1091.0329999999999" table:style-name="ce4">
            <text:p>1,09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70" table:style-name="ce4">
            <text:p>1,170</text:p>
          </table:table-cell>
          <table:table-cell office:value-type="float" office:value="1094.0329999999999" table:style-name="ce4">
            <text:p>1,094</text:p>
          </table:table-cell>
          <table:table-cell office:value-type="float" office:value="3296630.79" table:style-name="ce4">
            <text:p>3,296,631</text:p>
          </table:table-cell>
          <table:table-cell office:value-type="float" office:value="30370.240000000002" table:style-name="ce4">
            <text:p>30,370</text:p>
          </table:table-cell>
          <table:table-cell office:value-type="float" office:value="-35818.310000000005" table:style-name="ce4">
            <text:p>-35,818</text:p>
          </table:table-cell>
          <table:table-cell office:value-type="float" office:value="29212.910000000003" table:style-name="ce4">
            <text:p>29,213</text:p>
          </table:table-cell>
          <table:table-cell office:value-type="float" office:value="737115.69" table:style-name="ce4">
            <text:p>737,116</text:p>
          </table:table-cell>
          <table:table-cell office:value-type="float" office:value="308681.13" table:style-name="ce4">
            <text:p>308,681</text:p>
          </table:table-cell>
          <table:table-cell office:value-type="float" office:value="4366192.45" table:style-name="ce4">
            <text:p>4,366,192</text:p>
          </table:table-cell>
          <table:table-cell office:value-type="float" office:value="9471.0400000000009" table:style-name="ce4">
            <text:p>9,471</text:p>
          </table:table-cell>
          <table:table-cell office:value-type="float" office:value="0" table:style-name="ce4">
            <text:p>0</text:p>
          </table:table-cell>
          <table:table-cell office:value-type="float" office:value="9471.0400000000009" table:style-name="ce4">
            <text:p>9,471</text:p>
          </table:table-cell>
          <table:table-cell office:value-type="float" office:value="4375663.49" table:style-name="ce4">
            <text:p>4,375,66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134" table:style-name="ce4">
            <text:p>28,134</text:p>
          </table:table-cell>
          <table:table-cell office:value-type="float" office:value="26574.037240000373" table:style-name="ce4">
            <text:p>26,574</text:p>
          </table:table-cell>
          <table:table-cell office:value-type="float" office:value="6515" table:style-name="ce4">
            <text:p>6,515</text:p>
          </table:table-cell>
          <table:table-cell office:value-type="float" office:value="6219.5197400000197" table:style-name="ce4">
            <text:p>6,220</text:p>
          </table:table-cell>
          <table:table-cell office:value-type="float" office:value="6948" table:style-name="ce4">
            <text:p>6,948</text:p>
          </table:table-cell>
          <table:table-cell office:value-type="float" office:value="6648.5987700000169" table:style-name="ce4">
            <text:p>6,649</text:p>
          </table:table-cell>
          <table:table-cell office:value-type="float" office:value="824" table:style-name="ce4">
            <text:p>824</text:p>
          </table:table-cell>
          <table:table-cell office:value-type="float" office:value="805.29546000000016" table:style-name="ce4">
            <text:p>805</text:p>
          </table:table-cell>
          <table:table-cell office:value-type="float" office:value="82" table:style-name="ce4">
            <text:p>82</text:p>
          </table:table-cell>
          <table:table-cell office:value-type="float" office:value="81.400000000000006" table:style-name="ce4">
            <text:p>81</text:p>
          </table:table-cell>
          <table:table-cell office:value-type="float" office:value="19400" table:style-name="ce4">
            <text:p>19,400</text:p>
          </table:table-cell>
          <table:table-cell office:value-type="float" office:value="17958.249499999962" table:style-name="ce4">
            <text:p>17,958</text:p>
          </table:table-cell>
          <table:table-cell office:value-type="float" office:value="61903" table:style-name="ce4">
            <text:p>61,903</text:p>
          </table:table-cell>
          <table:table-cell office:value-type="float" office:value="58287.100710000377" table:style-name="ce4">
            <text:p>58,287</text:p>
          </table:table-cell>
          <table:table-cell office:value-type="float" office:value="1218.6300000000001" table:style-name="ce4">
            <text:p>1,219</text:p>
          </table:table-cell>
          <table:table-cell office:value-type="float" office:value="1218.6300000000001" table:style-name="ce4">
            <text:p>1,219</text:p>
          </table:table-cell>
          <table:table-cell office:value-type="float" office:value="0.2" table:style-name="ce4">
            <text:p>0</text:p>
          </table:table-cell>
          <table:table-cell office:value-type="float" office:value="0.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18.8300000000002" table:style-name="ce4">
            <text:p>1,219</text:p>
          </table:table-cell>
          <table:table-cell office:value-type="float" office:value="1218.8300000000002" table:style-name="ce4">
            <text:p>1,219</text:p>
          </table:table-cell>
          <table:table-cell office:value-type="float" office:value="2" table:style-name="ce4">
            <text:p>2</text:p>
          </table:table-cell>
          <table:table-cell office:value-type="float" office:value="63121.83" table:style-name="ce4">
            <text:p>63,122</text:p>
          </table:table-cell>
          <table:table-cell office:value-type="float" office:value="59505.930710000379" table:style-name="ce4">
            <text:p>59,506</text:p>
          </table:table-cell>
          <table:table-cell office:value-type="float" office:value="144743192.15000001" table:style-name="ce4">
            <text:p>144,743,192</text:p>
          </table:table-cell>
          <table:table-cell office:value-type="float" office:value="14602306.959999999" table:style-name="ce4">
            <text:p>14,602,307</text:p>
          </table:table-cell>
          <table:table-cell office:value-type="float" office:value="630818.64" table:style-name="ce4">
            <text:p>630,819</text:p>
          </table:table-cell>
          <table:table-cell office:value-type="float" office:value="9595576.4300000016" table:style-name="ce4">
            <text:p>9,595,576</text:p>
          </table:table-cell>
          <table:table-cell office:value-type="float" office:value="41020716.170000002" table:style-name="ce4">
            <text:p>41,020,716</text:p>
          </table:table-cell>
          <table:table-cell office:value-type="float" office:value="17069033.229999997" table:style-name="ce4">
            <text:p>17,069,033</text:p>
          </table:table-cell>
          <table:table-cell office:value-type="float" office:value="227661643.58000001" table:style-name="ce4">
            <text:p>227,661,644</text:p>
          </table:table-cell>
          <table:table-cell office:value-type="float" office:value="4987870.24" table:style-name="ce4">
            <text:p>4,987,870</text:p>
          </table:table-cell>
          <table:table-cell office:value-type="float" office:value="1097598.3600000001" table:style-name="ce4">
            <text:p>1,097,598</text:p>
          </table:table-cell>
          <table:table-cell office:value-type="float" office:value="6085468.6000000006" table:style-name="ce4">
            <text:p>6,085,469</text:p>
          </table:table-cell>
          <table:table-cell office:value-type="float" office:value="233747112.18000001" table:style-name="ce4">
            <text:p>233,747,1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858" table:style-name="ce4">
            <text:p>858</text:p>
          </table:table-cell>
          <table:table-cell office:value-type="float" office:value="773.5313599999987" table:style-name="ce4">
            <text:p>774</text:p>
          </table:table-cell>
          <table:table-cell office:value-type="float" office:value="392" table:style-name="ce4">
            <text:p>392</text:p>
          </table:table-cell>
          <table:table-cell office:value-type="float" office:value="374.22432000000015" table:style-name="ce4">
            <text:p>374</text:p>
          </table:table-cell>
          <table:table-cell office:value-type="float" office:value="164" table:style-name="ce4">
            <text:p>164</text:p>
          </table:table-cell>
          <table:table-cell office:value-type="float" office:value="155.08406000000002" table:style-name="ce4">
            <text:p>155</text:p>
          </table:table-cell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36" table:style-name="ce4">
            <text:p>1,436</text:p>
          </table:table-cell>
          <table:table-cell office:value-type="float" office:value="1324.839739999999" table:style-name="ce4">
            <text:p>1,325</text:p>
          </table:table-cell>
          <table:table-cell office:value-type="float" office:value="244" table:style-name="ce4">
            <text:p>244</text:p>
          </table:table-cell>
          <table:table-cell office:value-type="float" office:value="229.2" table:style-name="ce4">
            <text:p>2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" table:style-name="ce4">
            <text:p>244</text:p>
          </table:table-cell>
          <table:table-cell office:value-type="float" office:value="229.2" table:style-name="ce4">
            <text:p>229</text:p>
          </table:table-cell>
          <table:table-cell office:value-type="float" office:value="0" table:style-name="ce4">
            <text:p>0</text:p>
          </table:table-cell>
          <table:table-cell office:value-type="float" office:value="1680" table:style-name="ce4">
            <text:p>1,680</text:p>
          </table:table-cell>
          <table:table-cell office:value-type="float" office:value="1554.039739999999" table:style-name="ce4">
            <text:p>1,554</text:p>
          </table:table-cell>
          <table:table-cell office:value-type="float" office:value="2570916.7400000002" table:style-name="ce4">
            <text:p>2,570,917</text:p>
          </table:table-cell>
          <table:table-cell office:value-type="float" office:value="38357.11" table:style-name="ce4">
            <text:p>38,357</text:p>
          </table:table-cell>
          <table:table-cell office:value-type="float" office:value="-17945" table:style-name="ce4">
            <text:p>-17,945</text:p>
          </table:table-cell>
          <table:table-cell office:value-type="float" office:value="87280.680000000022" table:style-name="ce4">
            <text:p>87,281</text:p>
          </table:table-cell>
          <table:table-cell office:value-type="float" office:value="718779.12" table:style-name="ce4">
            <text:p>718,779</text:p>
          </table:table-cell>
          <table:table-cell office:value-type="float" office:value="280655.2300000001" table:style-name="ce4">
            <text:p>280,655</text:p>
          </table:table-cell>
          <table:table-cell office:value-type="float" office:value="3678043.8800000004" table:style-name="ce4">
            <text:p>3,678,044</text:p>
          </table:table-cell>
          <table:table-cell office:value-type="float" office:value="589627.41" table:style-name="ce4">
            <text:p>589,627</text:p>
          </table:table-cell>
          <table:table-cell office:value-type="float" office:value="0" table:style-name="ce4">
            <text:p>0</text:p>
          </table:table-cell>
          <table:table-cell office:value-type="float" office:value="589627.41" table:style-name="ce4">
            <text:p>589,627</text:p>
          </table:table-cell>
          <table:table-cell office:value-type="float" office:value="4267671.29" table:style-name="ce4">
            <text:p>4,267,6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38" table:style-name="ce4">
            <text:p>2,238</text:p>
          </table:table-cell>
          <table:table-cell office:value-type="float" office:value="2035.26" table:style-name="ce4">
            <text:p>2,035</text:p>
          </table:table-cell>
          <table:table-cell office:value-type="float" office:value="2238" table:style-name="ce4">
            <text:p>2,238</text:p>
          </table:table-cell>
          <table:table-cell office:value-type="float" office:value="2035.26" table:style-name="ce4">
            <text:p>2,035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2305" table:style-name="ce4">
            <text:p>2,305</text:p>
          </table:table-cell>
          <table:table-cell office:value-type="float" office:value="2102.2600000000002" table:style-name="ce4">
            <text:p>2,1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6" table:style-name="ce4">
            <text:p>26</text:p>
          </table:table-cell>
          <table:table-cell office:value-type="float" office:value="25.6" table:style-name="ce4">
            <text:p>26</text:p>
          </table:table-cell>
          <table:table-cell office:value-type="float" office:value="53" table:style-name="ce4">
            <text:p>53</text:p>
          </table:table-cell>
          <table:table-cell office:value-type="float" office:value="52.6" table:style-name="ce4">
            <text:p>53</text:p>
          </table:table-cell>
          <table:table-cell office:value-type="float" office:value="10" table:style-name="ce4">
            <text:p>10</text:p>
          </table:table-cell>
          <table:table-cell office:value-type="float" office:value="9.6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92" table:style-name="ce4">
            <text:p>92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01" table:style-name="ce4">
            <text:p>101</text:p>
          </table:table-cell>
          <table:table-cell office:value-type="float" office:value="99" table:style-name="ce4">
            <text:p>99</text:p>
          </table:table-cell>
          <table:table-cell office:value-type="float" office:value="283175.12000000005" table:style-name="ce4">
            <text:p>283,175</text:p>
          </table:table-cell>
          <table:table-cell office:value-type="float" office:value="5047.0200000000004" table:style-name="ce4">
            <text:p>5,047</text:p>
          </table:table-cell>
          <table:table-cell office:value-type="float" office:value="-200" table:style-name="ce4">
            <text:p>-200</text:p>
          </table:table-cell>
          <table:table-cell office:value-type="float" office:value="1148" table:style-name="ce4">
            <text:p>1,148</text:p>
          </table:table-cell>
          <table:table-cell office:value-type="float" office:value="68212.990000000005" table:style-name="ce4">
            <text:p>68,213</text:p>
          </table:table-cell>
          <table:table-cell office:value-type="float" office:value="33605.79" table:style-name="ce4">
            <text:p>33,606</text:p>
          </table:table-cell>
          <table:table-cell office:value-type="float" office:value="390988.92000000004" table:style-name="ce4">
            <text:p>390,989</text:p>
          </table:table-cell>
          <table:table-cell office:value-type="float" office:value="19526.97" table:style-name="ce4">
            <text:p>19,527</text:p>
          </table:table-cell>
          <table:table-cell office:value-type="float" office:value="2000" table:style-name="ce4">
            <text:p>2,000</text:p>
          </table:table-cell>
          <table:table-cell office:value-type="float" office:value="21526.97" table:style-name="ce4">
            <text:p>21,527</text:p>
          </table:table-cell>
          <table:table-cell office:value-type="float" office:value="412515.89" table:style-name="ce4">
            <text:p>412,51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5.17" table:style-name="ce4">
            <text:p>35</text:p>
          </table:table-cell>
          <table:table-cell office:value-type="float" office:value="38" table:style-name="ce4">
            <text:p>38</text:p>
          </table:table-cell>
          <table:table-cell office:value-type="float" office:value="35.1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5.1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0" table:style-name="ce4">
            <text:p>10</text:p>
          </table:table-cell>
          <table:table-cell office:value-type="float" office:value="9.5" table:style-name="ce4">
            <text:p>10</text:p>
          </table:table-cell>
          <table:table-cell office:value-type="float" office:value="103" table:style-name="ce4">
            <text:p>103</text:p>
          </table:table-cell>
          <table:table-cell office:value-type="float" office:value="100.5" table:style-name="ce4">
            <text:p>101</text:p>
          </table:table-cell>
          <table:table-cell office:value-type="float" office:value="44" table:style-name="ce4">
            <text:p>44</text:p>
          </table:table-cell>
          <table:table-cell office:value-type="float" office:value="43.2" table:style-name="ce4">
            <text:p>43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9" table:style-name="ce4">
            <text:p>169</text:p>
          </table:table-cell>
          <table:table-cell office:value-type="float" office:value="164.2" table:style-name="ce4">
            <text:p>164</text:p>
          </table:table-cell>
          <table:table-cell office:value-type="float" office:value="7" table:style-name="ce4">
            <text:p>7</text:p>
          </table:table-cell>
          <table:table-cell office:value-type="float" office:value="6.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.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76" table:style-name="ce4">
            <text:p>176</text:p>
          </table:table-cell>
          <table:table-cell office:value-type="float" office:value="171" table:style-name="ce4">
            <text:p>171</text:p>
          </table:table-cell>
          <table:table-cell office:value-type="float" office:value="427431.83999999997" table:style-name="ce4">
            <text:p>427,432</text:p>
          </table:table-cell>
          <table:table-cell office:value-type="float" office:value="1992.76" table:style-name="ce4">
            <text:p>1,993</text:p>
          </table:table-cell>
          <table:table-cell office:value-type="float" office:value="1650" table:style-name="ce4">
            <text:p>1,650</text:p>
          </table:table-cell>
          <table:table-cell office:value-type="float" office:value="0" table:style-name="ce4">
            <text:p>0</text:p>
          </table:table-cell>
          <table:table-cell office:value-type="float" office:value="103614.04000000001" table:style-name="ce4">
            <text:p>103,614</text:p>
          </table:table-cell>
          <table:table-cell office:value-type="float" office:value="48453.71" table:style-name="ce4">
            <text:p>48,454</text:p>
          </table:table-cell>
          <table:table-cell office:value-type="float" office:value="583142.35" table:style-name="ce4">
            <text:p>583,142</text:p>
          </table:table-cell>
          <table:table-cell office:value-type="float" office:value="15339.89" table:style-name="ce4">
            <text:p>15,340</text:p>
          </table:table-cell>
          <table:table-cell office:value-type="float" office:value="0" table:style-name="ce4">
            <text:p>0</text:p>
          </table:table-cell>
          <table:table-cell office:value-type="float" office:value="15339.89" table:style-name="ce4">
            <text:p>15,340</text:p>
          </table:table-cell>
          <table:table-cell office:value-type="float" office:value="598482.24" table:style-name="ce4">
            <text:p>598,48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float" office:value="17.399999999999999" table:style-name="ce4">
            <text:p>17</text:p>
          </table:table-cell>
          <table:table-cell office:value-type="float" office:value="43" table:style-name="ce4">
            <text:p>43</text:p>
          </table:table-cell>
          <table:table-cell office:value-type="float" office:value="41.97" table:style-name="ce4">
            <text:p>42</text:p>
          </table:table-cell>
          <table:table-cell office:value-type="float" office:value="35" table:style-name="ce4">
            <text:p>35</text:p>
          </table:table-cell>
          <table:table-cell office:value-type="float" office:value="34.75" table:style-name="ce4">
            <text:p>3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" table:style-name="ce4">
            <text:p>102</text:p>
          </table:table-cell>
          <table:table-cell office:value-type="float" office:value="100.12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" table:style-name="ce4">
            <text:p>102</text:p>
          </table:table-cell>
          <table:table-cell office:value-type="float" office:value="100.12" table:style-name="ce4">
            <text:p>100</text:p>
          </table:table-cell>
          <table:table-cell office:value-type="float" office:value="392211" table:style-name="ce4">
            <text:p>392,211</text:p>
          </table:table-cell>
          <table:table-cell office:value-type="float" office:value="1551.74" table:style-name="ce4">
            <text:p>1,552</text:p>
          </table:table-cell>
          <table:table-cell office:value-type="float" office:value="1675" table:style-name="ce4">
            <text:p>1,675</text:p>
          </table:table-cell>
          <table:table-cell office:value-type="float" office:value="0" table:style-name="ce4">
            <text:p>0</text:p>
          </table:table-cell>
          <table:table-cell office:value-type="float" office:value="95947.510000000009" table:style-name="ce4">
            <text:p>95,948</text:p>
          </table:table-cell>
          <table:table-cell office:value-type="float" office:value="42208.01" table:style-name="ce4">
            <text:p>42,208</text:p>
          </table:table-cell>
          <table:table-cell office:value-type="float" office:value="533593.26" table:style-name="ce4">
            <text:p>533,5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3593.26" table:style-name="ce4">
            <text:p>533,59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9" table:style-name="ce4">
            <text:p>9</text:p>
          </table:table-cell>
          <table:table-cell office:value-type="float" office:value="8.6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4.8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43.2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43.2" table:style-name="ce4">
            <text:p>43</text:p>
          </table:table-cell>
          <table:table-cell office:value-type="float" office:value="97508.18" table:style-name="ce4">
            <text:p>97,508</text:p>
          </table:table-cell>
          <table:table-cell office:value-type="float" office:value="1387.4099999999999" table:style-name="ce4">
            <text:p>1,387</text:p>
          </table:table-cell>
          <table:table-cell office:value-type="float" office:value="1000" table:style-name="ce4">
            <text:p>1,000</text:p>
          </table:table-cell>
          <table:table-cell office:value-type="float" office:value="0" table:style-name="ce4">
            <text:p>0</text:p>
          </table:table-cell>
          <table:table-cell office:value-type="float" office:value="42574.2" table:style-name="ce4">
            <text:p>42,574</text:p>
          </table:table-cell>
          <table:table-cell office:value-type="float" office:value="18717.29" table:style-name="ce4">
            <text:p>18,717</text:p>
          </table:table-cell>
          <table:table-cell office:value-type="float" office:value="161187.07999999999" table:style-name="ce4">
            <text:p>161,1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187.07999999999" table:style-name="ce4">
            <text:p>161,187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artley, Robert</meta:initial-creator>
    <dc:creator>Caldwell, Simon</dc:creator>
    <meta:creation-date>2022-09-30T10:29:42Z</meta:creation-date>
    <dc:date>2022-10-05T10:12:0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